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For the extruder retrofit specificall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Price 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M3 bolts</text:p>
          </table:table-cell>
          <table:table-cell office:value-type="float" office:value="11.33" calcext:value-type="float">
            <text:p>11.33</text:p>
          </table:table-cell>
          <table:table-cell office:value-type="float" office:value="1" calcext:value-type="float">
            <text:p>1</text:p>
          </table:table-cell>
          <table:table-cell table:formula="of:=[.C3]*[.B3]" office:value-type="float" office:value="11.33" calcext:value-type="float">
            <text:p>11.33</text:p>
          </table:table-cell>
          <table:table-cell office:value-type="string" calcext:value-type="string">
            <text:p>https://www.mcmaster.com/91290A124/</text:p>
          </table:table-cell>
          <table:table-cell/>
        </table:table-row>
        <table:table-row table:style-name="ro1">
          <table:table-cell office:value-type="string" calcext:value-type="string">
            <text:p>M3 bolts</text:p>
          </table:table-cell>
          <table:table-cell office:value-type="float" office:value="13.05" calcext:value-type="float">
            <text:p>13.05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3.05" calcext:value-type="float">
            <text:p>13.05</text:p>
          </table:table-cell>
          <table:table-cell office:value-type="string" calcext:value-type="string">
            <text:p>https://www.mcmaster.com/91290A119/</text:p>
          </table:table-cell>
          <table:table-cell/>
        </table:table-row>
        <table:table-row table:style-name="ro1">
          <table:table-cell office:value-type="string" calcext:value-type="string">
            <text:p>M3 nuts</text:p>
          </table:table-cell>
          <table:table-cell office:value-type="float" office:value="1.17" calcext:value-type="float">
            <text:p>1.17</text:p>
          </table:table-cell>
          <table:table-cell office:value-type="float" office:value="1" calcext:value-type="float">
            <text:p>1</text:p>
          </table:table-cell>
          <table:table-cell table:formula="of:=[.C5]*[.B5]" office:value-type="float" office:value="1.17" calcext:value-type="float">
            <text:p>1.17</text:p>
          </table:table-cell>
          <table:table-cell office:value-type="string" calcext:value-type="string">
            <text:p>https://www.mcmaster.com/90592A085/</text:p>
          </table:table-cell>
          <table:table-cell/>
        </table:table-row>
        <table:table-row table:style-name="ro1">
          <table:table-cell office:value-type="string" calcext:value-type="string">
            <text:p>Mild steel bar</text:p>
          </table:table-cell>
          <table:table-cell office:value-type="float" office:value="9.77" calcext:value-type="float">
            <text:p>9.77</text:p>
          </table:table-cell>
          <table:table-cell office:value-type="float" office:value="1" calcext:value-type="float">
            <text:p>1</text:p>
          </table:table-cell>
          <table:table-cell table:formula="of:=[.C6]*[.B6]" office:value-type="float" office:value="9.77" calcext:value-type="float">
            <text:p>9.77</text:p>
          </table:table-cell>
          <table:table-cell office:value-type="string" calcext:value-type="string">
            <text:p>https://www.mcmaster.com/8910K758-9143K521/</text:p>
          </table:table-cell>
          <table:table-cell/>
        </table:table-row>
        <table:table-row table:style-name="ro1">
          <table:table-cell office:value-type="string" calcext:value-type="string">
            <text:p>Aluminum 6061 bar</text:p>
          </table:table-cell>
          <table:table-cell office:value-type="float" office:value="7.61" calcext:value-type="float">
            <text:p>7.61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7.61" calcext:value-type="float">
            <text:p>7.61</text:p>
          </table:table-cell>
          <table:table-cell office:value-type="string" calcext:value-type="string">
            <text:p><text:a xlink:href="https://www.mcmaster.com/8975K43-9140T124/" xlink:type="simple">https://www.mcmaster.com/8975K43-9140T124/</text:a></text:p>
          </table:table-cell>
          <table:table-cell office:value-type="string" calcext:value-type="string">
            <text:p>Can cut sections of this to make thermal breaks</text:p>
          </table:table-cell>
        </table:table-row>
        <table:table-row table:style-name="ro1">
          <table:table-cell office:value-type="string" calcext:value-type="string">
            <text:p>M6 Threaded rod</text:p>
          </table:table-cell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7.5" calcext:value-type="float">
            <text:p>7.5</text:p>
          </table:table-cell>
          <table:table-cell office:value-type="string" calcext:value-type="string">
            <text:p>https://www.mcmaster.com/93325A418/</text:p>
          </table:table-cell>
          <table:table-cell/>
        </table:table-row>
        <table:table-row table:style-name="ro1">
          <table:table-cell office:value-type="string" calcext:value-type="string">
            <text:p>X-Pando</text:p>
          </table:table-cell>
          <table:table-cell office:value-type="float" office:value="16.91" calcext:value-type="float">
            <text:p>16.91</text:p>
          </table:table-cell>
          <table:table-cell office:value-type="float" office:value="1" calcext:value-type="float">
            <text:p>1</text:p>
          </table:table-cell>
          <table:table-cell table:formula="of:=[.C9]*[.B9]" office:value-type="float" office:value="16.91" calcext:value-type="float">
            <text:p>16.91</text:p>
          </table:table-cell>
          <table:table-cell office:value-type="string" calcext:value-type="string">
            <text:p>https://www.mcmaster.com/6818K11/</text:p>
          </table:table-cell>
          <table:table-cell/>
        </table:table-row>
        <table:table-row table:style-name="ro1">
          <table:table-cell office:value-type="string" calcext:value-type="string">
            <text:p>E3D-sized 60W heater cartridge</text:p>
          </table:table-cell>
          <table:table-cell office:value-type="float" office:value="8.45" calcext:value-type="float">
            <text:p>8.45</text:p>
          </table:table-cell>
          <table:table-cell office:value-type="float" office:value="1" calcext:value-type="float">
            <text:p>1</text:p>
          </table:table-cell>
          <table:table-cell table:formula="of:=[.C10]*[.B10]" office:value-type="float" office:value="8.45" calcext:value-type="float">
            <text:p>8.45</text:p>
          </table:table-cell>
          <table:table-cell office:value-type="string" calcext:value-type="string">
            <text:p>https://www.amazon.com/24V-60W-Temperature-Cartridge-Extruder/dp/B08CNCHC29/ref=sr_1_3?dchild=1&amp;keywords=e3d%2Bheater%2Bcartridge%2B12v%2B60w&amp;qid=1635309368&amp;qsid=132-1475246-8798325&amp;sr=8-3&amp;sres=B08CNCHC29%2CB07FTR2YJG%2CB071K8Z9KF%2CB08T8W5R61%2CB08L67Y678%2CB07SYZ3LGB%2CB07GWQLG6Y%2CB072HNL9MR%2CB07RGDR87M%2CB07FS4Q5SB%2CB078BMZVVQ%2CB07TTZ97T3%2CB07P6DW83R%2CB07YNHS6F4%2CB07B69691B%2CB07D9LSKWK&amp;th=1</text:p>
          </table:table-cell>
          <table:table-cell/>
        </table:table-row>
        <table:table-row table:style-name="ro1">
          <table:table-cell office:value-type="string" calcext:value-type="string">
            <text:p>E3D Thermistor cartridge</text:p>
          </table:table-cell>
          <table:table-cell office:value-type="float" office:value="9.48" calcext:value-type="float">
            <text:p>9.48</text:p>
          </table:table-cell>
          <table:table-cell office:value-type="float" office:value="1" calcext:value-type="float">
            <text:p>1</text:p>
          </table:table-cell>
          <table:table-cell table:formula="of:=[.C11]*[.B11]" office:value-type="float" office:value="9.48" calcext:value-type="float">
            <text:p>9.48</text:p>
          </table:table-cell>
          <table:table-cell office:value-type="string" calcext:value-type="string">
            <text:p>https://www.amazon.com/Genuine-E3D-Thermistor-Cartridge-E-SEMITEC-50-MOLEX/dp/B072HNL9MR/ref=sr_1_3?crid=3OZCOI28CUS74&amp;dchild=1&amp;keywords=e3d+thermistor+cartridge&amp;qid=1635309347&amp;qsid=132-1475246-8798325&amp;sprefix=e3d+thermistor+cart%2Caps%2C176&amp;sr=8-3&amp;sres=B072HNL9MR%2CB07DHDJF24%2CB07F3SMRLJ%2CB07D9LSKWK%2CB07QDQXDQ5%2CB08CNCHC29%2CB094J6TYSN%2CB0888NJ63W%2CB07GWQLG6Y%2CB07QCKHXNQ%2CB07TYGYWRG%2CB07YNHS6F4%2CB0714MR5BC%2CB01MZE1W0J%2CB08XQ3YCRZ%2CB08L67Y678</text:p>
          </table:table-cell>
          <table:table-cell/>
        </table:table-row>
        <table:table-row table:style-name="ro1">
          <table:table-cell office:value-type="string" calcext:value-type="string">
            <text:p>PETG</text:p>
          </table:table-cell>
          <table:table-cell office:value-type="float" office:value="21.99" calcext:value-type="float">
            <text:p>21.99</text:p>
          </table:table-cell>
          <table:table-cell office:value-type="float" office:value="1" calcext:value-type="float">
            <text:p>1</text:p>
          </table:table-cell>
          <table:table-cell table:formula="of:=[.C12]*[.B12]" office:value-type="float" office:value="21.99" calcext:value-type="float">
            <text:p>21.99</text:p>
          </table:table-cell>
          <table:table-cell office:value-type="string" calcext:value-type="string">
            <text:p>https://www.amazon.com/OVERTURE-Filament-Consumables-Dimensional-Accuracy/dp/B07PDV9RC8/ref=sr_1_1_sspa?dchild=1&amp;keywords=3d%2Bprinter%2Bplastic&amp;qid=1635310698&amp;sr=8-1-spons&amp;spLa=ZW5jcnlwdGVkUXVhbGlmaWVyPUEyVU5FUjVSV1BRS0VIJmVuY3J5cHRlZElkPUEwMDI4NTE2MVlDOThRT0hZNTNNTCZlbmNyeXB0ZWRBZElkPUEwMzM2OTA4V05GSEc3REtYMVpGJndpZGdldE5hbWU9c3BfYXRmJmFjdGlvbj1jbGlja1JlZGlyZWN0JmRvTm90TG9nQ2xpY2s9dHJ1ZQ&amp;th=1</text:p>
          </table:table-cell>
          <table:table-cell/>
        </table:table-row>
        <table:table-row table:style-name="ro1">
          <table:table-cell office:value-type="string" calcext:value-type="string">
            <text:p>M3 Bolts</text:p>
          </table:table-cell>
          <table:table-cell office:value-type="float" office:value="11.71" calcext:value-type="float">
            <text:p>11.71</text:p>
          </table:table-cell>
          <table:table-cell office:value-type="float" office:value="1" calcext:value-type="float">
            <text:p>1</text:p>
          </table:table-cell>
          <table:table-cell table:formula="of:=[.C13]*[.B13]" office:value-type="float" office:value="11.71" calcext:value-type="float">
            <text:p>11.71</text:p>
          </table:table-cell>
          <table:table-cell office:value-type="string" calcext:value-type="string">
            <text:p>https://www.mcmaster.com/91290A135/</text:p>
          </table:table-cell>
          <table:table-cell office:value-type="string" calcext:value-type="string">
            <text:p>35mm long</text:p>
          </table:table-cell>
        </table:table-row>
        <table:table-row table:style-name="ro1">
          <table:table-cell table:number-columns-repeated="3"/>
          <table:table-cell table:formula="of:=[.C14]*[.B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C15]*[.B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C16]*[.B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SUM([.D3:.D16])" office:value-type="float" office:value="118.97" calcext:value-type="float">
            <text:p>118.97</text:p>
          </table:table-cell>
          <table:table-cell/>
          <table:table-cell office:value-type="string" calcext:value-type="string">
            <text:p>Many of the components are sold in large quantities: cost can be reduced if done as a group order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For the high temperature heat b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Price 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Aluminum plate</text:p>
          </table:table-cell>
          <table:table-cell office:value-type="float" office:value="19.69" calcext:value-type="float">
            <text:p>19.69</text:p>
          </table:table-cell>
          <table:table-cell office:value-type="float" office:value="1" calcext:value-type="float">
            <text:p>1</text:p>
          </table:table-cell>
          <table:table-cell table:formula="of:=[.B22]*[.C22]" office:value-type="float" office:value="19.69" calcext:value-type="float">
            <text:p>19.69</text:p>
          </table:table-cell>
          <table:table-cell office:value-type="string" calcext:value-type="string">
            <text:p>https://www.mcmaster.com/9246K11/</text:p>
          </table:table-cell>
          <table:table-cell/>
        </table:table-row>
        <table:table-row table:style-name="ro1">
          <table:table-cell office:value-type="string" calcext:value-type="string">
            <text:p>SmCo Magnets</text:p>
          </table:table-cell>
          <table:table-cell office:value-type="float" office:value="4.55" calcext:value-type="float">
            <text:p>4.55</text:p>
          </table:table-cell>
          <table:table-cell office:value-type="float" office:value="6" calcext:value-type="float">
            <text:p>6</text:p>
          </table:table-cell>
          <table:table-cell table:formula="of:=[.C23]*[.B23]" office:value-type="float" office:value="27.3" calcext:value-type="float">
            <text:p>27.3</text:p>
          </table:table-cell>
          <table:table-cell office:value-type="string" calcext:value-type="string">
            <text:p>https://www.mcmaster.com/5716K73/</text:p>
          </table:table-cell>
          <table:table-cell/>
        </table:table-row>
        <table:table-row table:style-name="ro1">
          <table:table-cell office:value-type="string" calcext:value-type="string">
            <text:p>Spring Steel Sheet</text:p>
          </table:table-cell>
          <table:table-cell office:value-type="float" office:value="25.66" calcext:value-type="float">
            <text:p>25.66</text:p>
          </table:table-cell>
          <table:table-cell office:value-type="float" office:value="1" calcext:value-type="float">
            <text:p>1</text:p>
          </table:table-cell>
          <table:table-cell table:formula="of:=[.C24]*[.B24]" office:value-type="float" office:value="25.66" calcext:value-type="float">
            <text:p>25.66</text:p>
          </table:table-cell>
          <table:table-cell office:value-type="string" calcext:value-type="string">
            <text:p>https://www.mcmaster.com/9071K74/</text:p>
          </table:table-cell>
          <table:table-cell/>
        </table:table-row>
        <table:table-row table:style-name="ro1">
          <table:table-cell office:value-type="string" calcext:value-type="string">
            <text:p>Silicone Washers</text:p>
          </table:table-cell>
          <table:table-cell office:value-type="float" office:value="10.97" calcext:value-type="float">
            <text:p>10.97</text:p>
          </table:table-cell>
          <table:table-cell office:value-type="float" office:value="1" calcext:value-type="float">
            <text:p>1</text:p>
          </table:table-cell>
          <table:table-cell table:formula="of:=[.C25]*[.B25]" office:value-type="float" office:value="10.97" calcext:value-type="float">
            <text:p>10.97</text:p>
          </table:table-cell>
          <table:table-cell office:value-type="string" calcext:value-type="string">
            <text:p>https://www.mcmaster.com/1182N006/</text:p>
          </table:table-cell>
          <table:table-cell/>
        </table:table-row>
        <table:table-row table:style-name="ro1">
          <table:table-cell office:value-type="string" calcext:value-type="string">
            <text:p>High Temperature Heat Bed</text:p>
          </table:table-cell>
          <table:table-cell office:value-type="float" office:value="109.99" calcext:value-type="float">
            <text:p>109.99</text:p>
          </table:table-cell>
          <table:table-cell office:value-type="float" office:value="1" calcext:value-type="float">
            <text:p>1</text:p>
          </table:table-cell>
          <table:table-cell table:formula="of:=[.C26]*[.B26]" office:value-type="float" office:value="109.99" calcext:value-type="float">
            <text:p>109.99</text:p>
          </table:table-cell>
          <table:table-cell office:value-type="string" calcext:value-type="string">
            <text:p>https://www.filastruder.com/products/e3d-high-temperature-heated-beds</text:p>
          </table:table-cell>
          <table:table-cell/>
        </table:table-row>
        <table:table-row table:style-name="ro1">
          <table:table-cell office:value-type="string" calcext:value-type="string">
            <text:p>Thermal paste</text:p>
          </table:table-cell>
          <table:table-cell office:value-type="float" office:value="6.9" calcext:value-type="float">
            <text:p>6.9</text:p>
          </table:table-cell>
          <table:table-cell office:value-type="float" office:value="1" calcext:value-type="float">
            <text:p>1</text:p>
          </table:table-cell>
          <table:table-cell table:formula="of:=[.C27]*[.B27]" office:value-type="float" office:value="6.9" calcext:value-type="float">
            <text:p>6.9</text:p>
          </table:table-cell>
          <table:table-cell office:value-type="string" calcext:value-type="string">
            <text:p>https://www.amazon.com/Arctic-Silver-AS5-3-5G-Thermal-Paste/dp/B0087X728K/ref=sr_1_3?crid=1O9KSR11KAJ3U&amp;dchild=1&amp;keywords=arctic+silver+5+thermal+paste&amp;qid=1635309684&amp;qsid=132-1475246-8798325&amp;sprefix=arctic+silver+%2Caps%2C193&amp;sr=8-3&amp;sres=B0087X728K%2CB07NV27PDX%2CB00LT0ZWJE%2CB07V826V9D%2CB0087X71ZO%2CB00LTYPTSO%2CB00LOWFZEY%2CB08XHQDSG8%2CB002CQU14A%2CB0795DP124%2CB011F7W3LU%2CB08T621LGC%2CB07KQ1T158%2CB07BNDPKL5%2CB08T6D1S73%2CB07LF66ZSV</text:p>
          </table:table-cell>
          <table:table-cell/>
        </table:table-row>
        <table:table-row table:style-name="ro1">
          <table:table-cell office:value-type="string" calcext:value-type="string">
            <text:p>Plywood</text:p>
          </table:table-cell>
          <table:table-cell table:number-columns-repeated="2"/>
          <table:table-cell table:formula="of:=[.C28]*[.B28]" office:value-type="float" office:value="0" calcext:value-type="float">
            <text:p>0</text:p>
          </table:table-cell>
          <table:table-cell/>
          <table:table-cell office:value-type="string" calcext:value-type="string">
            <text:p>tbd</text:p>
          </table:table-cell>
        </table:table-row>
        <table:table-row table:style-name="ro1">
          <table:table-cell office:value-type="string" calcext:value-type="string">
            <text:p>M3 screws</text:p>
          </table:table-cell>
          <table:table-cell table:number-columns-repeated="2"/>
          <table:table-cell table:formula="of:=[.C29]*[.B29]" office:value-type="float" office:value="0" calcext:value-type="float">
            <text:p>0</text:p>
          </table:table-cell>
          <table:table-cell/>
          <table:table-cell office:value-type="string" calcext:value-type="string">
            <text:p>tbd</text:p>
          </table:table-cell>
        </table:table-row>
        <table:table-row table:style-name="ro1">
          <table:table-cell office:value-type="string" calcext:value-type="string">
            <text:p>m3 nuts</text:p>
          </table:table-cell>
          <table:table-cell table:number-columns-repeated="2"/>
          <table:table-cell table:formula="of:=[.C30]*[.B30]" office:value-type="float" office:value="0" calcext:value-type="float">
            <text:p>0</text:p>
          </table:table-cell>
          <table:table-cell/>
          <table:table-cell office:value-type="string" calcext:value-type="string">
            <text:p>tbd</text:p>
          </table:table-cell>
        </table:table-row>
        <table:table-row table:style-name="ro1">
          <table:table-cell table:number-columns-repeated="3"/>
          <table:table-cell table:formula="of:=[.C31]*[.B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C32]*[.B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C33]*[.B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C34]*[.B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C35]*[.B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SUM([.D22:.D35])" office:value-type="float" office:value="200.51" calcext:value-type="float">
            <text:p>200.51</text:p>
          </table:table-cell>
          <table:table-cell/>
          <table:table-cell office:value-type="string" calcext:value-type="string">
            <text:p>Might not be 100% required to get semisolid metal printing capability, but does make it way easier</text:p>
          </table:table-cell>
        </table:table-row>
        <table:table-row table:style-name="ro1">
          <table:table-cell office:value-type="string" calcext:value-type="string">
            <text:p>Consumabl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Price 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Borax</text:p>
          </table:table-cell>
          <table:table-cell office:value-type="float" office:value="13.99" calcext:value-type="float">
            <text:p>13.99</text:p>
          </table:table-cell>
          <table:table-cell office:value-type="float" office:value="1" calcext:value-type="float">
            <text:p>1</text:p>
          </table:table-cell>
          <table:table-cell table:formula="of:=[.C39]*[.B39]" office:value-type="float" office:value="13.99" calcext:value-type="float">
            <text:p>13.99</text:p>
          </table:table-cell>
          <table:table-cell office:value-type="string" calcext:value-type="string">
            <text:p>https://www.amazon.com/Pure-Organic-Ingredients-Multipurpose-Ingredient/dp/B01N6LF59Y/ref=sr_1_1_sspa?dchild=1&amp;keywords=borax&amp;qid=1635307423&amp;sr=8-1-spons&amp;psc=1&amp;spLa=ZW5jcnlwdGVkUXVhbGlmaWVyPUEzVEowWUY0RjZQWE5CJmVuY3J5cHRlZElkPUEwMDQ2MzQ3MllYQjlQNlBaV1FRMCZlbmNyeXB0ZWRBZElkPUEwMzM5OTgxMlBOUUpBN0VLNDIwRCZ3aWRnZXROYW1lPXNwX2F0ZiZhY3Rpb249Y2xpY2tSZWRpcmVjdCZkb05vdExvZ0NsaWNrPXRydWU=</text:p>
          </table:table-cell>
          <table:table-cell/>
        </table:table-row>
        <table:table-row table:style-name="ro1">
          <table:table-cell office:value-type="string" calcext:value-type="string">
            <text:p>Boric acid</text:p>
          </table:table-cell>
          <table:table-cell office:value-type="float" office:value="6.9" calcext:value-type="float">
            <text:p>6.9</text:p>
          </table:table-cell>
          <table:table-cell office:value-type="float" office:value="1" calcext:value-type="float">
            <text:p>1</text:p>
          </table:table-cell>
          <table:table-cell table:formula="of:=[.C40]*[.B40]" office:value-type="float" office:value="6.9" calcext:value-type="float">
            <text:p>6.9</text:p>
          </table:table-cell>
          <table:table-cell office:value-type="string" calcext:value-type="string">
            <text:p>https://www.amazon.com/Boric-Granular-Powder-Create-solution/dp/B014JJ9846/ref=sr_1_20?dchild=1&amp;keywords=boric+acid&amp;qid=1635307436&amp;qsid=132-1475246-8798325&amp;sr=8-20&amp;sres=B07212DK9F%2CB08W6D8PVW%2CB001V9WY0S%2CB00K2DQWF2%2CB07TCPWMQT%2CB00LLQ2E3S%2CB00LLQ4AU8%2CB072MJ2GLN%2CB07ST3MCVF%2CB07HFHNZWW%2CB07GRC4T3G%2CB0026MD0G6%2CB014JJ9846%2CB078N6L6PB%2CB01M5BGAOO%2CB07DXB2ZKN%2CB00K2DQV1M%2CB093CK24PH%2CB095BFKBTW%2CB000HMCAAO</text:p>
          </table:table-cell>
          <table:table-cell office:value-type="string" calcext:value-type="string">
            <text:p>Good to stock up on borax or boric acid for when they figure out P-B11 fusion</text:p>
          </table:table-cell>
        </table:table-row>
        <table:table-row table:style-name="ro1">
          <table:table-cell office:value-type="string" calcext:value-type="string">
            <text:p>Glycerol</text:p>
          </table:table-cell>
          <table:table-cell office:value-type="float" office:value="6.99" calcext:value-type="float">
            <text:p>6.99</text:p>
          </table:table-cell>
          <table:table-cell office:value-type="float" office:value="1" calcext:value-type="float">
            <text:p>1</text:p>
          </table:table-cell>
          <table:table-cell table:formula="of:=[.C41]*[.B41]" office:value-type="float" office:value="6.99" calcext:value-type="float">
            <text:p>6.99</text:p>
          </table:table-cell>
          <table:table-cell office:value-type="string" calcext:value-type="string">
            <text:p>https://www.amazon.com/Glycerin-Supplier-Vegetable-USP-250ml/dp/B0762179GF/ref=sr_1_9?dchild=1&amp;keywords=glycerol&amp;qid=1635307452&amp;qsid=132-1475246-8798325&amp;sr=8-9&amp;sres=B00DYODWHC%2CB075H12VHT%2CB08HRFX5FZ%2CB08XDNY1VK%2CB0762179GF%2CB00DSKRLOW%2CB004FRD7LS%2CB00WR54GUG%2CB07XHNYHF6%2CB06X6BP8YZ%2CB09B1CQ3VR%2CB004SB8I9W%2CB01MU70XPT%2CB07XYHXQ6Q%2CB00I31R3FS%2CB0000VMAF2%2CB00IK4J5YA%2CB07612YP2L%2CB08PTX23RQ%2CB0019LWU2K&amp;th=1</text:p>
          </table:table-cell>
          <table:table-cell/>
        </table:table-row>
        <table:table-row table:style-name="ro1">
          <table:table-cell office:value-type="string" calcext:value-type="string">
            <text:p>Pentaerythritol59.99</text:p>
          </table:table-cell>
          <table:table-cell office:value-type="float" office:value="59.99" calcext:value-type="float">
            <text:p>59.99</text:p>
          </table:table-cell>
          <table:table-cell office:value-type="float" office:value="1" calcext:value-type="float">
            <text:p>1</text:p>
          </table:table-cell>
          <table:table-cell table:formula="of:=[.C42]*[.B42]" office:value-type="float" office:value="59.99" calcext:value-type="float">
            <text:p>59.99</text:p>
          </table:table-cell>
          <table:table-cell office:value-type="string" calcext:value-type="string">
            <text:p>https://www.amazon.com/EASTCHEM-Pentaerythritol-1pound-MF-115-77-5/dp/B07QYZP89H/ref=sr_1_5?dchild=1&amp;keywords=pentaerythritol&amp;qid=1635307490&amp;qsid=132-1475246-8798325&amp;sr=8-5&amp;sres=B07QYZP89H%2CB07MCYC3T1%2CB078K93HFD%2CB08NTPJRZZ%2CB07NVFKDJP%2CB01GVS1O7M%2CB01LDNBAC4%2CB01MSWWEX1%2CB07YL6LCXY%2CB00C2TR212%2CB0035HA0AK%2CB0732M4S41%2CB00RW197XG%2CB08KHCM1YY%2CB076PRVJT8%2CB07ZW8H65J%2CB0001AUF8G%2CB07SZHV7RN%2CB001ANQVYU%2CB083JM99Q8</text:p>
          </table:table-cell>
          <table:table-cell/>
        </table:table-row>
        <table:table-row table:style-name="ro1">
          <table:table-cell office:value-type="string" calcext:value-type="string">
            <text:p>Zinc</text:p>
          </table:table-cell>
          <table:table-cell office:value-type="float" office:value="13.89" calcext:value-type="float">
            <text:p>13.89</text:p>
          </table:table-cell>
          <table:table-cell office:value-type="float" office:value="1" calcext:value-type="float">
            <text:p>1</text:p>
          </table:table-cell>
          <table:table-cell table:formula="of:=[.C43]*[.B43]" office:value-type="float" office:value="13.89" calcext:value-type="float">
            <text:p>13.89</text:p>
          </table:table-cell>
          <table:table-cell office:value-type="string" calcext:value-type="string">
            <text:p>https://www.rotometals.com/zinc-ingot-99-8-full-ingot/</text:p>
          </table:table-cell>
          <table:table-cell/>
        </table:table-row>
        <table:table-row table:style-name="ro1">
          <table:table-cell office:value-type="string" calcext:value-type="string">
            <text:p>Tin</text:p>
          </table:table-cell>
          <table:table-cell office:value-type="float" office:value="28.99" calcext:value-type="float">
            <text:p>28.99</text:p>
          </table:table-cell>
          <table:table-cell office:value-type="float" office:value="1" calcext:value-type="float">
            <text:p>1</text:p>
          </table:table-cell>
          <table:table-cell table:formula="of:=[.C44]*[.B44]" office:value-type="float" office:value="28.99" calcext:value-type="float">
            <text:p>28.99</text:p>
          </table:table-cell>
          <table:table-cell office:value-type="string" calcext:value-type="string">
            <text:p>https://www.rotometals.com/tin-ingot-99-9-pure/</text:p>
          </table:table-cell>
          <table:table-cell/>
        </table:table-row>
        <table:table-row table:style-name="ro1">
          <table:table-cell office:value-type="string" calcext:value-type="string">
            <text:p>sodium hydroxide</text:p>
          </table:table-cell>
          <table:table-cell office:value-type="float" office:value="13.09" calcext:value-type="float">
            <text:p>13.09</text:p>
          </table:table-cell>
          <table:table-cell office:value-type="float" office:value="1" calcext:value-type="float">
            <text:p>1</text:p>
          </table:table-cell>
          <table:table-cell table:formula="of:=[.C45]*[.B45]" office:value-type="float" office:value="13.09" calcext:value-type="float">
            <text:p>13.09</text:p>
          </table:table-cell>
          <table:table-cell office:value-type="string" calcext:value-type="string">
            <text:p>https://www.amazon.com/Lab-Grade-Sodium-Hydroxide-Pellet-100g/dp/B077T7K9V2/ref=sr_1_1_sspa?dchild=1&amp;keywords=sodium+hydroxide&amp;qid=1635310292&amp;sr=8-1-spons&amp;psc=1&amp;smid=ACTB8CBED46SR&amp;spLa=ZW5jcnlwdGVkUXVhbGlmaWVyPUEzVVBKUzU5N1VJUVJYJmVuY3J5cHRlZElkPUEwNzkxOTc2WUo5WDNXWkdQNU01JmVuY3J5cHRlZEFkSWQ9QTA3MzkwODkyQUxENEg4QTdQSllLJndpZGdldE5hbWU9c3BfYXRmJmFjdGlvbj1jbGlja1JlZGlyZWN0JmRvTm90TG9nQ2xpY2s9dHJ1ZQ==</text:p>
          </table:table-cell>
          <table:table-cell/>
        </table:table-row>
        <table:table-row table:style-name="ro1">
          <table:table-cell office:value-type="string" calcext:value-type="string">
            <text:p>sodium or potassium nitrate</text:p>
          </table:table-cell>
          <table:table-cell office:value-type="float" office:value="19.95" calcext:value-type="float">
            <text:p>19.95</text:p>
          </table:table-cell>
          <table:table-cell office:value-type="float" office:value="1" calcext:value-type="float">
            <text:p>1</text:p>
          </table:table-cell>
          <table:table-cell table:formula="of:=[.C46]*[.B46]" office:value-type="float" office:value="19.95" calcext:value-type="float">
            <text:p>19.95</text:p>
          </table:table-cell>
          <table:table-cell office:value-type="string" calcext:value-type="string">
            <text:p>https://www.amazon.com/Potassium-Nitrate-Purity-Milled-Reagent/dp/B094JZSN51/ref=sr_1_3?dchild=1&amp;keywords=potassium+nitrate&amp;qid=1635310306&amp;qsid=132-1475246-8798325&amp;sr=8-3&amp;sres=B094JZSN51%2CB07XPGBYGD%2CB08LJK7HZZ%2CB08Z8K1HNT%2CB07XK9RMFY%2CB07XP9DHF1%2CB0773N1CLG%2CB073W3XT1Y%2CB00KZOECLE%2CB09FR4PJCW%2CB078FZB889%2CB078FM2ZW3%2CB08Z8HVDP2%2CB07XDHG4JC%2CB0001O0CMQ%2CB01JN8WWQ4</text:p>
          </table:table-cell>
          <table:table-cell/>
        </table:table-row>
        <table:table-row table:style-name="ro1">
          <table:table-cell office:value-type="string" calcext:value-type="string">
            <text:p>sulfuric acid</text:p>
          </table:table-cell>
          <table:table-cell office:value-type="float" office:value="17.99" calcext:value-type="float">
            <text:p>17.99</text:p>
          </table:table-cell>
          <table:table-cell office:value-type="float" office:value="1" calcext:value-type="float">
            <text:p>1</text:p>
          </table:table-cell>
          <table:table-cell table:formula="of:=[.C47]*[.B47]" office:value-type="float" office:value="17.99" calcext:value-type="float">
            <text:p>17.99</text:p>
          </table:table-cell>
          <table:table-cell office:value-type="string" calcext:value-type="string">
            <text:p>https://www.amazon.com/Sulfuric-Acid-Solution-1-0M-500mL/dp/B07JBNJL3L/ref=sr_1_1_sspa?dchild=1&amp;keywords=sulfuric+acid&amp;qid=1635310416&amp;sr=8-1-spons&amp;psc=1&amp;smid=ACTB8CBED46SR&amp;spLa=ZW5jcnlwdGVkUXVhbGlmaWVyPUEyTk1NWDk0Wkw2RllZJmVuY3J5cHRlZElkPUEwNTk2MTc5M1VKR1lEQ1ZNVkJCJmVuY3J5cHRlZEFkSWQ9QTA4NTk4ODJMTEY4M1ZZWUlTWkkmd2lkZ2V0TmFtZT1zcF9hdGYmYWN0aW9uPWNsaWNrUmVkaXJlY3QmZG9Ob3RMb2dDbGljaz10cnVl</text:p>
          </table:table-cell>
          <table:table-cell/>
        </table:table-row>
        <table:table-row table:style-name="ro1">
          <table:table-cell office:value-type="string" calcext:value-type="string">
            <text:p>trisodium phosphate</text:p>
          </table:table-cell>
          <table:table-cell office:value-type="float" office:value="15.95" calcext:value-type="float">
            <text:p>15.95</text:p>
          </table:table-cell>
          <table:table-cell office:value-type="float" office:value="1" calcext:value-type="float">
            <text:p>1</text:p>
          </table:table-cell>
          <table:table-cell table:formula="of:=[.C48]*[.B48]" office:value-type="float" office:value="15.95" calcext:value-type="float">
            <text:p>15.95</text:p>
          </table:table-cell>
          <table:table-cell office:value-type="string" calcext:value-type="string">
            <text:p>https://www.amazon.com/Trisodium-Phosphate-Heavy-duty-Degreaser/dp/B098PGM45Y/ref=sr_1_1_sspa?crid=10JY96NJWMPMO&amp;dchild=1&amp;keywords=trisodium+phosphate&amp;qid=1635310377&amp;sprefix=trisodium+pho%2Caps%2C166&amp;sr=8-1-spons&amp;psc=1&amp;spLa=ZW5jcnlwdGVkUXVhbGlmaWVyPUEyV0k2MEQ5TlpKNFdQJmVuY3J5cHRlZElkPUEwNjgxMzA3MjM5VFJYMDgzMThSQSZlbmNyeXB0ZWRBZElkPUEwMTAzNDE2MTBOQVpSSDJBOUhEViZ3aWRnZXROYW1lPXNwX2F0ZiZhY3Rpb249Y2xpY2tSZWRpcmVjdCZkb05vdExvZ0NsaWNrPXRydWU=</text:p>
          </table:table-cell>
          <table:table-cell office:value-type="string" calcext:value-type="string">
            <text:p>Mainly for degreasing</text:p>
          </table:table-cell>
        </table:table-row>
        <table:table-row table:style-name="ro1">
          <table:table-cell table:number-columns-repeated="3"/>
          <table:table-cell table:formula="of:=[.C49]*[.B4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C50]*[.B5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C51]*[.B5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C52]*[.B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SUM([.D39:.D52])" office:value-type="float" office:value="197.73" calcext:value-type="float">
            <text:p>197.73</text:p>
          </table:table-cell>
          <table:table-cell/>
          <table:table-cell office:value-type="string" calcext:value-type="string">
            <text:p>Only small amounts of these are needed: can split the cost in a group order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(For making your own filament)</text:p>
          </table:table-cell>
          <table:table-cell/>
          <table:table-cell office:value-type="string" calcext:value-type="string">
            <text:p>Notes</text:p>
          </table:table-cell>
          <table:table-cell office:value-type="string" calcext:value-type="string">
            <text:p>$</text:p>
          </table:table-cell>
          <table:table-cell/>
        </table:table-row>
        <table:table-row table:style-name="ro1">
          <table:table-cell office:value-type="string" calcext:value-type="string">
            <text:p>Wire drawing die</text:p>
          </table:table-cell>
          <table:table-cell/>
          <table:table-cell office:value-type="string" calcext:value-type="string">
            <text:p>https://www.amazon.com/NEWTRY-0-26-4-0mm-Stainless-Drawplate-Tungsten/dp/B079BGBG1H/ref=sr_1_10?dchild=1&amp;keywords=wire%2Bdrawing%2Bdie&amp;qid=1635311080&amp;qsid=132-1475246-8798325&amp;sr=8-10&amp;sres=B07S9YHLTM%2CB077GM73S1%2CB07FLHJSYP%2CB08LMWK4X6%2CB07CWJL6FJ%2CB07BF8XS8N%2CB00FBP2HGO%2CB07DDH91Z1%2CB0852Q1CDF%2CB079BGBG1H%2CB01MDLK35O%2CB07V3FY322%2CB093GYM9SB%2CB08P3F46SD%2CB07R54BN5K%2CB07WV9S336%2CB08JY583CZ%2CB07KRTPWGV%2CB07JV8B9JD%2CB018Y7OFQU&amp;srpt=TEMPLATE_STENCIL&amp;th=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~50</text:p>
          </table:table-cell>
          <table:table-cell/>
        </table:table-row>
        <table:table-row table:style-name="ro1">
          <table:table-cell office:value-type="string" calcext:value-type="string">
            <text:p>Wire rolling mill</text:p>
          </table:table-cell>
          <table:table-cell/>
          <table:table-cell office:value-type="string" calcext:value-type="string">
            <text:p>https://www.amazon.com/Jewelry-Rolling-Machine-Combination-Flatten/dp/B09HC2FTHY/ref=sr_1_1_sspa?dchild=1&amp;keywords=wire+rolling+mill&amp;qid=1635311065&amp;sr=8-1-spons&amp;psc=1&amp;spLa=ZW5jcnlwdGVkUXVhbGlmaWVyPUEzMjIxMDA4WlhHR09GJmVuY3J5cHRlZElkPUEwNTk5MDYyM0cyNVlPSVpBTTVBRiZlbmNyeXB0ZWRBZElkPUEwMTU0MjQ4MzhYN0FaVFczWEpVNCZ3aWRnZXROYW1lPXNwX2F0ZiZhY3Rpb249Y2xpY2tSZWRpcmVjdCZkb05vdExvZ0NsaWNrPXRydWU=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~250</text:p>
          </table:table-cell>
          <table:table-cell/>
        </table:table-row>
        <table:table-row table:style-name="ro1">
          <table:table-cell office:value-type="string" calcext:value-type="string">
            <text:p>Melting furnace</text:p>
          </table:table-cell>
          <table:table-cell/>
          <table:table-cell office:value-type="string" calcext:value-type="string">
            <text:p>https://www.amazon.com/TOAUTO-Upgraded-Electric-Refining-Precious/dp/B088B8PZVK/ref=sr_1_10?dchild=1&amp;keywords=furnace&amp;qid=1635311019&amp;qsid=132-1475246-8798325&amp;sr=8-10&amp;sres=B073DRQY98%2CB08WLTTSF8%2CB09FYNDX7W%2CB006AD97RS%2CB0814HF9DV%2CB088B8PZVK%2CB07YFG1Q4B%2CB07YLZ2M4W%2CB08GPVF415%2CB00UJ2Q1H0%2CB002SSGAL0%2CB08FF3HCLZ%2CB00C5SWCFG%2CB00T6LAVO4%2CB01BG1PM2C%2CB00OKRQTZ4%2CB00WZ7CWA2%2CB07YLVYG7P%2CB082V9MTKQ%2CB01MZZIHLQ</text:p>
          </table:table-cell>
          <table:table-cell office:value-type="string" calcext:value-type="string">
            <text:p>Comes with tongs and equipment</text:p>
          </table:table-cell>
          <table:table-cell office:value-type="string" calcext:value-type="string">
            <text:p>~350</text:p>
          </table:table-cell>
          <table:table-cell/>
        </table:table-row>
        <table:table-row table:style-name="ro1">
          <table:table-cell office:value-type="string" calcext:value-type="string">
            <text:p>Strip casting mold</text:p>
          </table:table-cell>
          <table:table-cell/>
          <table:table-cell office:value-type="string" calcext:value-type="string">
            <text:p>https://www.amazon.com/Ingot-Combination-Cavity-Wires-Double/dp/B08DDF5M55/ref=sr_1_33?dchild=1&amp;keywords=strip+casting+mold&amp;qid=1635311198&amp;qsid=132-1475246-8798325&amp;sr=8-33&amp;sres=B07WG9BPFG%2CB07VD3DFS3%2CB00F9GRSFK%2CB07VM872SN%2CB07WF94R68%2CB01MUDR5LN%2CB07P438XK7%2CB086QFMHNG%2CB08CZQ1SDR%2CB08GFLW1DX%2CB07NTFSY9D%2CB08S7WJZZQ%2CB00F9GOM54%2CB08N1D2B6B%2CB08T9F9476%2CB09DCNQS91%2CB08CDQFCKK%2CB07PM3XL4C%2CB01E4LWBLQ%2CB0881N75NF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~50</text:p>
          </table:table-cell>
          <table:table-cell office:value-type="string" calcext:value-type="string">
            <text:p>These aren’t the only equipment options to do this wit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7">00/00/0000</text:date>, <text:time style:data-style-name="N2" text:time-value="19:15:21.4247395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6T07:11:33.599166526</meta:creation-date>
    <meta:generator>LibreOffice/6.0.7.3$Linux_X86_64 LibreOffice_project/00m0$Build-3</meta:generator>
    <dc:date>2021-10-27T01:11:31.066868750</dc:date>
    <meta:editing-duration>PT21M33S</meta:editing-duration>
    <meta:editing-cycles>5</meta:editing-cycles>
    <meta:document-statistic meta:table-count="1" meta:cell-count="208" meta:object-count="0"/>
  </office:meta>
</office:document-meta>
</file>